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Chandas" svg:font-family="Chandas" style:font-pitch="variable"/>
    <style:font-face style:name="Chilanka" svg:font-family="Chilanka" style:font-pitch="variable"/>
    <style:font-face style:name="Lohit Devanagari" svg:font-family="'Lohit Devanagari'" style:font-pitch="variable"/>
    <style:font-face style:name="Navilu" svg:font-family="Navil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5cm" fo:margin-left="0cm" table:align="left"/>
    </style:style>
    <style:style style:name="Table3.A" style:family="table-column">
      <style:table-column-properties style:column-width="17.595cm"/>
    </style:style>
    <style:style style:name="Table3.A1" style:family="table-cell">
      <style:table-cell-properties fo:padding="0.097cm" fo:border="0.05pt solid #000000"/>
    </style:style>
    <style:style style:name="P1" style:family="paragraph" style:parent-style-name="Preformatted_20_Text">
      <style:paragraph-properties fo:margin-top="0cm" fo:margin-bottom="0.499cm" loext:contextual-spacing="false" fo:line-height="0.353cm"/>
      <style:text-properties style:font-name="Navilu" fo:font-size="9pt" style:font-size-asian="9pt" style:font-size-complex="9pt"/>
    </style:style>
    <style:style style:name="P2" style:family="paragraph" style:parent-style-name="Standard">
      <style:text-properties officeooo:rsid="00079a68" officeooo:paragraph-rsid="00079a68"/>
    </style:style>
    <style:style style:name="P3" style:family="paragraph" style:parent-style-name="Text_20_body" style:list-style-name="L1"/>
    <style:style style:name="P4" style:family="paragraph" style:parent-style-name="Text_20_body">
      <style:paragraph-properties fo:line-height="0.353cm"/>
      <style:text-properties style:font-name="Navilu" fo:font-size="9pt" style:font-size-asian="9pt" style:font-size-complex="9pt"/>
    </style:style>
    <style:style style:name="P5" style:family="paragraph" style:parent-style-name="Text_20_body">
      <style:paragraph-properties fo:line-height="0.353cm"/>
    </style:style>
    <style:style style:name="P6" style:family="paragraph" style:parent-style-name="Text_20_body" style:list-style-name="L1">
      <style:paragraph-properties fo:margin-top="0cm" fo:margin-bottom="0cm" loext:contextual-spacing="false"/>
    </style:style>
    <style:style style:name="P7" style:family="paragraph" style:parent-style-name="Heading_20_3">
      <style:paragraph-properties fo:line-height="0.353cm"/>
      <style:text-properties style:font-name="Navilu" fo:font-size="9pt" style:font-size-asian="9pt" style:font-size-complex="9pt"/>
    </style:style>
    <style:style style:name="P8" style:family="paragraph" style:parent-style-name="Table_20_Contents">
      <style:text-properties style:font-name="Navilu" fo:font-size="10pt" style:font-size-asian="10pt" style:font-size-complex="10pt"/>
    </style:style>
    <style:style style:name="P9" style:family="paragraph" style:parent-style-name="Table_20_Contents">
      <style:paragraph-properties fo:line-height="0.353cm"/>
      <style:text-properties style:font-name="Navilu" fo:font-size="10pt" style:font-size-asian="10pt" style:font-size-complex="10pt"/>
    </style:style>
    <style:style style:name="P10" style:family="paragraph" style:parent-style-name="Table_20_Contents">
      <style:text-properties officeooo:paragraph-rsid="000ac079"/>
    </style:style>
    <style:style style:name="P11" style:family="paragraph" style:parent-style-name="Heading_20_2">
      <style:text-properties officeooo:rsid="00079a68" officeooo:paragraph-rsid="00079a68"/>
    </style:style>
    <style:style style:name="T1" style:family="text">
      <style:text-properties style:font-name="Navilu"/>
    </style:style>
    <style:style style:name="T2" style:family="text">
      <style:text-properties style:font-name="Navilu" fo:font-size="10pt" officeooo:rsid="000ac079" style:font-size-asian="10pt" style:font-size-complex="10pt"/>
    </style:style>
    <style:style style:name="T3" style:family="text">
      <style:text-properties style:font-name="Navilu" fo:font-size="9pt" style:font-size-asian="9pt" style:font-size-complex="9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36" number:automatic-order="true">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list of what do on my ubuntu <text:date style:data-style-name="N36" text:date-value="2018-10-27T23:14:21.221708776" text:fixed="true">2018-10-27</text:date></text:p>
      <text:p text:style-name="P2"/>
      <text:p text:style-name="P2"><text:a xlink:type="simple" xlink:href="https://thishosting.rocks/install-java-ubuntu/" text:style-name="Internet_20_link" text:visited-style-name="Visited_20_Internet_20_Link">https://thishosting.rocks/install-java-ubuntu/</text:a></text:p>
      <text:p text:style-name="P2"/>
      <text:p text:style-name="P2">install java JDK</text:p>
      <text:p text:style-name="P2"/>
      <text:p text:style-name="P2">to check whether java has been installed</text:p>
      <table:table table:name="Table1" table:style-name="Table1">
        <table:table-column table:style-name="Table1.A"/>
        <table:table-row>
          <table:table-cell table:style-name="Table1.A1" office:value-type="string">
            <text:p text:style-name="P9">To run a command as administrator (user "root"), use "sudo &lt;command&gt;".</text:p>
            <text:p text:style-name="P9">See "man sudo_root" for details.</text:p>
            <text:p text:style-name="P9"/>
            <text:p text:style-name="P9">ermao@ermao-ThinkPad-T510:~$ java -version</text:p>
            <text:p text:style-name="P9"/>
            <text:p text:style-name="P9">Command 'java' not found, but can be installed with:</text:p>
            <text:p text:style-name="P9"/>
            <text:p text:style-name="P9">sudo apt install default-jre <text:s text:c="11"/></text:p>
            <text:p text:style-name="P9">sudo apt install openjdk-11-jre-headless</text:p>
            <text:p text:style-name="P9">sudo apt install openjdk-8-jre-headless </text:p>
            <text:p text:style-name="P9"/>
            <text:p text:style-name="P9">ermao@ermao-ThinkPad-T510:~$ </text:p>
          </table:table-cell>
        </table:table-row>
      </table:table>
      <text:p text:style-name="P2"/>
      <text:h text:style-name="P11" text:outline-level="2">There are multiple ways of installing Java</text:h>
      <text:p text:style-name="Text_20_body">We’ll order them based on difficulty (easiest first):</text:p>
      <text:list xml:id="list1561396401" text:style-name="L1">
        <text:list-item>
          <text:p text:style-name="P6"><text:a xlink:type="simple" xlink:href="https://thishosting.rocks/support/" text:style-name="Internet_20_link" text:visited-style-name="Visited_20_Internet_20_Link">Contact us</text:a> and we’ll install and configure Java for you (any version, any OS) </text:p>
        </text:list-item>
        <text:list-item>
          <text:p text:style-name="P6"><text:a xlink:type="simple" xlink:href="https://thishosting.rocks/install-java-ubuntu/#ubuntu-default" text:style-name="Internet_20_link" text:visited-style-name="Visited_20_Internet_20_Link">Installing the latest Java using the default (Ubuntu’s) JDK using apt-get</text:a> (use this if you don’t know what to choose) </text:p>
        </text:list-item>
        <text:list-item>
          <text:p text:style-name="P6"><text:a xlink:type="simple" xlink:href="https://thishosting.rocks/install-java-ubuntu/#oracle-jdk" text:style-name="Internet_20_link" text:visited-style-name="Visited_20_Internet_20_Link">Installing Java 11 using Oracle’s JDK with apt-get</text:a> </text:p>
        </text:list-item>
        <text:list-item>
          <text:p text:style-name="P6"><text:a xlink:type="simple" xlink:href="https://thishosting.rocks/install-java-ubuntu/#java8" text:style-name="Internet_20_link" text:visited-style-name="Visited_20_Internet_20_Link">Installing Java 8 using Oracle’s JDK with apt-get</text:a> (not recommended) </text:p>
        </text:list-item>
        <text:list-item>
          <text:p text:style-name="P3"><text:a xlink:type="simple" xlink:href="https://thishosting.rocks/install-java-ubuntu/#manually" text:style-name="Internet_20_link" text:visited-style-name="Visited_20_Internet_20_Link">Installing Java manually using Oracle’s JDK</text:a> (not recommended for beginners) </text:p>
        </text:list-item>
      </text:list>
      <text:p text:style-name="P2"/>
      <table:table table:name="Table2" table:style-name="Table2">
        <table:table-column table:style-name="Table2.A"/>
        <table:table-row>
          <table:table-cell table:style-name="Table2.A1" office:value-type="string">
            <text:p text:style-name="P4">We’ll start with our instructions on how to install the latest recommended version of Java (JDK) using the Ubuntu package. By installing the JDK (Java Development Kit), you’ll also install the JRE (Java Runtime Environment). This is the OpenJDK package which is an open source implementation of Java.</text:p>
            <text:h text:style-name="P7" text:outline-level="3">Step 1: Update Ubuntu</text:h>
            <text:p text:style-name="P4">The first thing you should always do is update your system. You can do so by running the following commands:</text:p>
            <text:p text:style-name="P1">apt-get update &amp;&amp; apt-get upgrade</text:p>
            <text:h text:style-name="P7" text:outline-level="3">Step 2: Install the default JDK</text:h>
            <text:p text:style-name="P4">Run the following command:</text:p>
            <text:p text:style-name="P1">apt-get install default-jdk</text:p>
            <text:p text:style-name="P5"><text:span text:style-name="T3">And that’s it. Depending on when you’re reading this, the command will either install Java 10 or Java 11. You can now move on to step 3 and </text:span><text:a xlink:type="simple" xlink:href="https://thishosting.rocks/install-java-ubuntu/#set-up" text:style-name="Internet_20_link" text:visited-style-name="Visited_20_Internet_20_Link"><text:span text:style-name="T3">configure your Java</text:span></text:a><text:span text:style-name="T3">.</text:span></text:p>
          </table:table-cell>
        </table:table-row>
      </table:table>
      <text:p text:style-name="P2"/>
      <text:p text:style-name="P2"/>
      <table:table table:name="Table3" table:style-name="Table3">
        <table:table-column table:style-name="Table3.A"/>
        <table:table-row>
          <table:table-cell table:style-name="Table3.A1" office:value-type="string">
            <text:p text:style-name="P10"><text:a xlink:type="simple" xlink:href="../Data%20from%20terminer%20to%20install%20java%20JDK.odt" text:style-name="Internet_20_link" text:visited-style-name="Visited_20_Internet_20_Link"><text:span text:style-name="T2">/home/ermao/Documents/dairy_ermao/Data from terminer to install java JDK.odt</text:span></text:a></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Chandas" svg:font-family="Chandas" style:font-pitch="variable"/>
    <style:font-face style:name="Chilanka" svg:font-family="Chilanka" style:font-pitch="variable"/>
    <style:font-face style:name="Lohit Devanagari" svg:font-family="'Lohit Devanagari'" style:font-pitch="variable"/>
    <style:font-face style:name="Navilu" svg:font-family="Navil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23:08:01.128587585</meta:creation-date>
    <dc:date>2018-10-27T23:57:28.924850590</dc:date>
    <meta:editing-duration>PT18M42S</meta:editing-duration>
    <meta:editing-cycles>4</meta:editing-cycles>
    <meta:generator>LibreOffice/6.0.3.2$Linux_X86_64 LibreOffice_project/00m0$Build-2</meta:generator>
    <meta:document-statistic meta:table-count="3" meta:image-count="0" meta:object-count="0" meta:page-count="1" meta:paragraph-count="28" meta:word-count="271" meta:character-count="1768" meta:non-whitespace-character-count="1511"/>
  </office:meta>
</office:document-meta>
</file>